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font-name="Times New Roman" fo:font-size="15pt" fo:letter-spacing="normal" fo:font-style="normal" fo:font-weight="normal" style:font-size-asian="15pt" style:font-size-complex="15pt"/>
    </style:style>
    <style:style style:name="P2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5pt" fo:letter-spacing="normal" fo:font-style="normal" fo:font-weight="normal" style:font-size-asian="15pt" style:font-size-complex="15pt"/>
    </style:style>
    <style:style style:name="P5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6" style:family="paragraph" style:parent-style-name="Standard">
      <style:text-properties fo:color="#f8f8f2" style:font-name="Droid Sans Mono" fo:font-size="10.5pt" fo:font-weight="normal" fo:background-color="#282a36" style:font-size-asian="15pt" style:font-size-complex="15pt"/>
    </style:style>
    <style:style style:name="P7" style:family="paragraph" style:parent-style-name="Standard">
      <style:paragraph-properties style:line-height-at-least="0.503cm"/>
      <style:text-properties fo:color="#6272a4" style:font-name="Droid Sans Mono" fo:font-size="10.5pt" fo:font-weight="normal" fo:background-color="#282a36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loext:contextual-spacing="false" style:line-height-at-least="0.503cm"/>
    </style:style>
    <style:style style:name="P10" style:family="paragraph" style:parent-style-name="Text_20_body">
      <style:paragraph-properties fo:text-align="start" style:justify-single-word="false"/>
      <style:text-properties fo:color="#000000" style:font-name="Times New Roman" fo:font-size="15pt" style:font-size-asian="15pt" style:font-size-complex="15pt"/>
    </style:style>
    <style:style style:name="P11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</style:style>
    <style:style style:name="P12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Times New Roman" fo:font-size="15pt" fo:letter-spacing="normal" fo:font-style="normal" fo:font-weight="normal" style:font-size-asian="15pt" style:font-size-complex="15pt"/>
    </style:style>
    <style:style style:name="T1" style:family="text">
      <style:text-properties fo:font-variant="normal" fo:text-transform="none" style:font-name="Times New Roman" fo:font-size="14pt" fo:letter-spacing="normal" fo:font-style="normal" style:font-size-asian="14pt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5pt" fo:letter-spacing="normal" fo:font-style="normal" style:text-underline-style="none" fo:font-weight="bold" style:text-blinking="false" fo:background-color="transparent" loext:char-shading-value="0" style:font-size-asian="15pt" style:font-size-complex="15pt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7" style:family="text">
      <style:text-properties fo:font-variant="normal" fo:text-transform="none" fo:color="#ff79c6" style:font-name="Times New Roman" fo:font-size="14pt" fo:letter-spacing="normal" fo:font-style="normal" style:font-size-asian="14pt" style:font-size-complex="14pt"/>
    </style:style>
    <style:style style:name="T8" style:family="text">
      <style:text-properties fo:font-variant="normal" fo:text-transform="none" fo:color="#50fa7b" style:font-name="Times New Roman" fo:font-size="14pt" fo:letter-spacing="normal" fo:font-style="italic" style:font-size-asian="14pt" style:font-size-complex="14pt"/>
    </style:style>
    <style:style style:name="T9" style:family="text">
      <style:text-properties fo:color="#ff79c6"/>
    </style:style>
    <style:style style:name="T10" style:family="text">
      <style:text-properties fo:color="#50fa7b" fo:font-style="italic"/>
    </style:style>
    <style:style style:name="T11" style:family="text">
      <style:text-properties fo:color="#e9f284"/>
    </style:style>
    <style:style style:name="T12" style:family="text">
      <style:text-properties fo:color="#f1fa8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&lt;!</text:span><text:span text:style-name="T7">DOCTYPE</text:span><text:span text:style-name="T1"> </text:span><text:span text:style-name="T8">html</text:span><text:span text:style-name="T1">&gt;</text:span></text:p>
      <text:p text:style-name="P5">&lt;<text:span text:style-name="T9">html</text:span> <text:span text:style-name="T10">lang</text:span><text:span text:style-name="T9">=</text:span><text:span text:style-name="T11">"</text:span><text:span text:style-name="T12">pt-br</text:span><text:span text:style-name="T11">"</text:span>&gt;</text:p>
      <text:p text:style-name="P5">&lt;<text:span text:style-name="T9">head</text:span>&gt;</text:p>
      <text:p text:style-name="P5">&lt;<text:span text:style-name="T9">meta</text:span> <text:span text:style-name="T10">charset</text:span><text:span text:style-name="T9">=</text:span><text:span text:style-name="T11">"</text:span><text:span text:style-name="T12">UTF-8</text:span><text:span text:style-name="T11">"</text:span>&gt;</text:p>
      <text:p text:style-name="P5">&lt;<text:span text:style-name="T9">meta</text:span> <text:span text:style-name="T10">http-equiv</text:span><text:span text:style-name="T9">=</text:span><text:span text:style-name="T11">"</text:span><text:span text:style-name="T12">X-UA-Compatible</text:span><text:span text:style-name="T11">"</text:span> <text:span text:style-name="T10">content</text:span><text:span text:style-name="T9">=</text:span><text:span text:style-name="T11">"</text:span><text:span text:style-name="T12">IE=edge</text:span><text:span text:style-name="T11">"</text:span>&gt;</text:p>
      <text:p text:style-name="P5">&lt;<text:span text:style-name="T9">meta</text:span> <text:span text:style-name="T10">name</text:span><text:span text:style-name="T9">=</text:span><text:span text:style-name="T11">"</text:span><text:span text:style-name="T12">viewport</text:span><text:span text:style-name="T11">"</text:span> <text:span text:style-name="T10">content</text:span><text:span text:style-name="T9">=</text:span><text:span text:style-name="T11">"</text:span><text:span text:style-name="T12">width=device-width, initial-scale=1.0</text:span><text:span text:style-name="T11">"</text:span>&gt;</text:p>
      <text:p text:style-name="P5">&lt;<text:span text:style-name="T9">link</text:span> <text:span text:style-name="T10">rel</text:span><text:span text:style-name="T9">=</text:span><text:span text:style-name="T11">"</text:span><text:span text:style-name="T12">stylesheet</text:span><text:span text:style-name="T11">"</text:span> <text:span text:style-name="T10">href</text:span><text:span text:style-name="T9">=</text:span><text:span text:style-name="T11">"</text:span><text:span text:style-name="T12">Style.css</text:span><text:span text:style-name="T11">"</text:span>&gt;</text:p>
      <text:p text:style-name="P8"/>
      <text:p text:style-name="P7">&lt;!--responsividade--&gt;</text:p>
      <text:p text:style-name="P5">&lt;<text:span text:style-name="T9">link</text:span> <text:span text:style-name="T10">rel</text:span><text:span text:style-name="T9">=</text:span><text:span text:style-name="T11">"</text:span><text:span text:style-name="T12">stylesheet</text:span><text:span text:style-name="T11">"</text:span> <text:span text:style-name="T10">href</text:span><text:span text:style-name="T9">=</text:span><text:span text:style-name="T11">"</text:span><text:span text:style-name="T12">responsividade.css/</text:span><text:span text:style-name="T11">"</text:span>&gt;</text:p>
      <text:p text:style-name="P8"/>
      <text:p text:style-name="P7">&lt;!--owl-css--&gt;</text:p>
      <text:p text:style-name="P5">&lt;<text:span text:style-name="T9">link</text:span> <text:span text:style-name="T10">rel</text:span><text:span text:style-name="T9">=</text:span><text:span text:style-name="T11">"</text:span><text:span text:style-name="T12">stylesheet</text:span><text:span text:style-name="T11">"</text:span> <text:span text:style-name="T10">href</text:span><text:span text:style-name="T9">=</text:span><text:span text:style-name="T11">"</text:span><text:span text:style-name="T12">owl-css/owl.carousel.min.css</text:span><text:span text:style-name="T11">"</text:span>&gt;</text:p>
      <text:p text:style-name="P5">&lt;<text:span text:style-name="T9">link</text:span> <text:span text:style-name="T10">rel</text:span><text:span text:style-name="T9">=</text:span><text:span text:style-name="T11">"</text:span><text:span text:style-name="T12">stylesheet</text:span><text:span text:style-name="T11">"</text:span> <text:span text:style-name="T10">href</text:span><text:span text:style-name="T9">=</text:span><text:span text:style-name="T11">"</text:span><text:span text:style-name="T12">owl-css/owl.theme.default.min.css</text:span><text:span text:style-name="T11">"</text:span>&gt;</text:p>
      <text:p text:style-name="P9"/>
      <text:p text:style-name="P5">&lt;<text:span text:style-name="T9">title</text:span>&gt;NETFLIX CLONE&lt;/<text:span text:style-name="T9">title</text:span>&gt;</text:p>
      <text:p text:style-name="P5">&lt;/<text:span text:style-name="T9">head</text:span>&gt;</text:p>
      <text:p text:style-name="P5">&lt;<text:span text:style-name="T9">body</text:span>&gt;</text:p>
      <text:p text:style-name="P5">&lt;<text:span text:style-name="T9">header</text:span>&gt;</text:p>
      <text:p text:style-name="P5">&lt;<text:span text:style-name="T9">div</text:span> <text:span text:style-name="T10">class</text:span> <text:span text:style-name="T9">=</text:span><text:span text:style-name="T11">"</text:span><text:span text:style-name="T12">container</text:span><text:span text:style-name="T11">"</text:span>&gt;</text:p>
      <text:p text:style-name="P5">&lt;<text:span text:style-name="T9">h2</text:span> <text:span text:style-name="T10">class</text:span><text:span text:style-name="T9">=</text:span><text:span text:style-name="T11">"</text:span><text:span text:style-name="T12">logo</text:span><text:span text:style-name="T11">"</text:span>&gt;NETFLIX&lt;/<text:span text:style-name="T9">h2</text:span>&gt;</text:p>
      <text:p text:style-name="P5">&lt;<text:span text:style-name="T9">nav</text:span>&gt;</text:p>
      <text:p text:style-name="P5">&lt;<text:span text:style-name="T9">a</text:span> <text:span text:style-name="T10">href</text:span><text:span text:style-name="T9">=</text:span><text:span text:style-name="T11">"</text:span><text:span text:style-name="T12">#</text:span><text:span text:style-name="T11">"</text:span>&gt;Início&lt;/<text:span text:style-name="T9">a</text:span>&gt; </text:p>
      <text:p text:style-name="P5">&lt;<text:span text:style-name="T9">a</text:span> <text:span text:style-name="T10">href</text:span><text:span text:style-name="T9">=</text:span><text:span text:style-name="T11">"</text:span><text:span text:style-name="T12">#</text:span><text:span text:style-name="T11">"</text:span>&gt;Séries&lt;/<text:span text:style-name="T9">a</text:span>&gt;</text:p>
      <text:p text:style-name="P5">&lt;<text:span text:style-name="T9">a</text:span> <text:span text:style-name="T10">href</text:span><text:span text:style-name="T9">=</text:span><text:span text:style-name="T11">"</text:span><text:span text:style-name="T12">#</text:span><text:span text:style-name="T11">"</text:span>&gt;Filmes&lt;/<text:span text:style-name="T9">a</text:span>&gt;</text:p>
      <text:p text:style-name="P5">&lt;<text:span text:style-name="T9">a</text:span> <text:span text:style-name="T10">href</text:span><text:span text:style-name="T9">=</text:span><text:span text:style-name="T11">"</text:span><text:span text:style-name="T12">#</text:span><text:span text:style-name="T11">"</text:span>&gt;Documetários&lt;/<text:span text:style-name="T9">a</text:span>&gt;</text:p>
      <text:p text:style-name="P5">&lt;/<text:span text:style-name="T9">nav</text:span>&gt;</text:p>
      <text:p text:style-name="P5">&lt;/<text:span text:style-name="T9">div</text:span>&gt;</text:p>
      <text:p text:style-name="P5">&lt;/<text:span text:style-name="T9">header</text:span>&gt;</text:p>
      <text:p text:style-name="P8"/>
      <text:p text:style-name="P5">&lt;<text:span text:style-name="T9">header</text:span>&gt;</text:p>
      <text:p text:style-name="P5">&lt;<text:span text:style-name="T9">div</text:span> <text:span text:style-name="T10">class</text:span><text:span text:style-name="T9">=</text:span><text:span text:style-name="T11">"</text:span><text:span text:style-name="T12">container</text:span><text:span text:style-name="T11">"</text:span>&gt;</text:p>
      <text:p text:style-name="P5">&lt;<text:span text:style-name="T9">img</text:span> <text:span text:style-name="T10">src</text:span><text:span text:style-name="T9">=</text:span><text:span text:style-name="T11">"</text:span><text:span text:style-name="T12">IMG/Neo-Trinity.jpg</text:span><text:span text:style-name="T11">"</text:span> <text:span text:style-name="T10">alt</text:span><text:span text:style-name="T9">=</text:span><text:span text:style-name="T11">"</text:span><text:span text:style-name="T12">NEO-TRINITY</text:span><text:span text:style-name="T11">"</text:span> <text:span text:style-name="T10">class</text:span><text:span text:style-name="T9">=</text:span><text:span text:style-name="T11">"</text:span><text:span text:style-name="T12">photo</text:span><text:span text:style-name="T11">"</text:span>&gt; </text:p>
      <text:p text:style-name="P5">&lt;/<text:span text:style-name="T9">div</text:span>&gt;</text:p>
      <text:p text:style-name="P5">&lt;<text:span text:style-name="T9">main</text:span>&gt;</text:p>
      <text:p text:style-name="P5">&lt;<text:span text:style-name="T9">div</text:span> <text:span text:style-name="T10">class</text:span><text:span text:style-name="T9">=</text:span><text:span text:style-name="T11">"</text:span><text:span text:style-name="T12">filme-principal</text:span><text:span text:style-name="T11">"</text:span>&gt;</text:p>
      <text:p text:style-name="P5">&lt;<text:span text:style-name="T9">div</text:span> <text:span text:style-name="T10">class</text:span><text:span text:style-name="T9">=</text:span><text:span text:style-name="T11">"</text:span><text:span text:style-name="T12">container</text:span><text:span text:style-name="T11">"</text:span>&gt;</text:p>
      <text:p text:style-name="P5">&lt;<text:span text:style-name="T9">h2</text:span> <text:span text:style-name="T10">class</text:span><text:span text:style-name="T9">=</text:span><text:span text:style-name="T11">"</text:span><text:span text:style-name="T12">titulo</text:span><text:span text:style-name="T11">"</text:span>&gt;The Matrix Resurrections&lt;/<text:span text:style-name="T9">h2</text:span>&gt;</text:p>
      <text:p text:style-name="P5">&lt;<text:span text:style-name="T9">b</text:span>&gt;&lt;<text:span text:style-name="T9">p</text:span> <text:span text:style-name="T10">class</text:span><text:span text:style-name="T9">=</text:span><text:span text:style-name="T11">"</text:span><text:span text:style-name="T12">descricao</text:span><text:span text:style-name="T11">"</text:span>&gt; O quarto filme da série Matrix. </text:p>
      <text:p text:style-name="P5">Neo e Trinity retornam da matrix para ajudar a resistência </text:p>
      <text:p text:style-name="P5">contra as máquinas e os novos agentes a matrix! Zion, </text:p>
      <text:p text:style-name="P5">ainda em recontrução terá que ceder seus filhos mais </text:p>
      <text:p text:style-name="P5">pródigos para mais um combate entre humanos e máquinas! &lt;/<text:span text:style-name="T9">p</text:span>&gt;&lt;/<text:span text:style-name="T9">b</text:span>&gt;</text:p>
      <text:p text:style-name="P5">&lt;<text:span text:style-name="T9">div</text:span> <text:span text:style-name="T10">class</text:span><text:span text:style-name="T9">=</text:span><text:span text:style-name="T11">"</text:span><text:span text:style-name="T12">botoes</text:span><text:span text:style-name="T11">"</text:span>&gt; </text:p>
      <text:p text:style-name="P5">&lt;<text:span text:style-name="T9">button</text:span> <text:span text:style-name="T10">role</text:span><text:span text:style-name="T9">=</text:span><text:span text:style-name="T11">"</text:span><text:span text:style-name="T12">button</text:span><text:span text:style-name="T11">"</text:span> <text:span text:style-name="T10">class</text:span><text:span text:style-name="T9">=</text:span><text:span text:style-name="T11">"</text:span><text:span text:style-name="T12">botao</text:span><text:span text:style-name="T11">"</text:span>&gt;</text:p>
      <text:p text:style-name="P5">&lt;<text:span text:style-name="T9">i</text:span> <text:span text:style-name="T10">class</text:span><text:span text:style-name="T9">=</text:span><text:span text:style-name="T11">"</text:span><text:span text:style-name="T12">fas fa-play</text:span><text:span text:style-name="T11">"</text:span>&gt;&lt;/<text:span text:style-name="T9">i</text:span>&gt;</text:p>
      <text:p text:style-name="P5">ASSISTIR AGORA</text:p>
      <text:p text:style-name="P5">&lt;/<text:span text:style-name="T9">button</text:span>&gt;</text:p>
      <text:p text:style-name="P8"/>
      <text:p text:style-name="P5">&lt;<text:span text:style-name="T9">button</text:span> <text:span text:style-name="T10">role</text:span><text:span text:style-name="T9">=</text:span><text:span text:style-name="T11">"</text:span><text:span text:style-name="T12">button</text:span><text:span text:style-name="T11">"</text:span> <text:span text:style-name="T10">class</text:span><text:span text:style-name="T9">=</text:span><text:span text:style-name="T11">"</text:span><text:span text:style-name="T12">botao</text:span><text:span text:style-name="T11">"</text:span>&gt;</text:p>
      <text:p text:style-name="P5"><text:soft-page-break/>&lt;<text:span text:style-name="T9">i</text:span> <text:span text:style-name="T10">class</text:span><text:span text:style-name="T9">=</text:span><text:span text:style-name="T11">"</text:span><text:span text:style-name="T12">fas fa-info-circle</text:span><text:span text:style-name="T11">"</text:span>&gt;&lt;/<text:span text:style-name="T9">i</text:span>&gt;</text:p>
      <text:p text:style-name="P5">MAIS INFORMAÇÕES</text:p>
      <text:p text:style-name="P5">&lt;/<text:span text:style-name="T9">button</text:span>&gt;</text:p>
      <text:p text:style-name="P5">&lt;/<text:span text:style-name="T9">div</text:span>&gt;</text:p>
      <text:p text:style-name="P5">&lt;/<text:span text:style-name="T9">div</text:span>&gt; </text:p>
      <text:p text:style-name="P5">&lt;/<text:span text:style-name="T9">div</text:span>&gt; </text:p>
      <text:p text:style-name="P5">&lt;/<text:span text:style-name="T9">main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carrosel-filmes</text:span><text:span text:style-name="T11">"</text:span>&gt;</text:p>
      <text:p text:style-name="P5">&lt;<text:span text:style-name="T9">div</text:span> <text:span text:style-name="T10">class</text:span><text:span text:style-name="T9">=</text:span><text:span text:style-name="T11">"</text:span><text:span text:style-name="T12">owl-carousel owl-theme</text:span><text:span text:style-name="T11">"</text:span>&gt;</text:p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0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1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2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11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13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14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12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7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8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9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<text:span text:style-name="T9">div</text:span> <text:span text:style-name="T10">class</text:span><text:span text:style-name="T9">=</text:span><text:span text:style-name="T11">"</text:span><text:span text:style-name="T12">item</text:span><text:span text:style-name="T11">"</text:span>&gt;</text:p>
      <text:p text:style-name="P5">&lt;<text:span text:style-name="T9">img</text:span> <text:span text:style-name="T10">class</text:span><text:span text:style-name="T9">=</text:span><text:span text:style-name="T11">"</text:span><text:span text:style-name="T12">box-filme</text:span><text:span text:style-name="T11">"</text:span> <text:span text:style-name="T10">src</text:span><text:span text:style-name="T9">=</text:span><text:span text:style-name="T11">"</text:span><text:span text:style-name="T12">IMG/min10.jpeg</text:span><text:span text:style-name="T11">"</text:span> <text:span text:style-name="T10">alt</text:span><text:span text:style-name="T9">=</text:span><text:span text:style-name="T11">""</text:span> <text:span text:style-name="T10">srcset</text:span><text:span text:style-name="T9">=</text:span><text:span text:style-name="T11">""</text:span>&gt;&lt;/<text:span text:style-name="T9">div</text:span>&gt;</text:p>
      <text:p text:style-name="P8"/>
      <text:p text:style-name="P5">&lt;/<text:span text:style-name="T9">div</text:span>&gt;</text:p>
      <text:p text:style-name="P5">&lt;/<text:span text:style-name="T9">div</text:span>&gt;</text:p>
      <text:p text:style-name="P8"/>
      <text:p text:style-name="P5">&lt;<text:span text:style-name="T9">script</text:span> <text:span text:style-name="T10">src</text:span><text:span text:style-name="T9">=</text:span><text:span text:style-name="T11">"</text:span><text:span text:style-name="T12">https://kit.fontawesome.com/dde354f081.js</text:span><text:span text:style-name="T11">"</text:span> <text:span text:style-name="T10">crossorigin</text:span><text:span text:style-name="T9">=</text:span><text:span text:style-name="T11">"</text:span><text:span text:style-name="T12">anonymous</text:span><text:span text:style-name="T11">"</text:span>&gt;&lt;/<text:span text:style-name="T9">script</text:span>&gt;</text:p>
      <text:p text:style-name="P5">&lt;<text:span text:style-name="T9">script</text:span> <text:span text:style-name="T10">src</text:span><text:span text:style-name="T9">=</text:span><text:span text:style-name="T11">"</text:span><text:span text:style-name="T12">owl-js/jquery.min.js</text:span><text:span text:style-name="T11">"</text:span>&gt;&lt;/<text:span text:style-name="T9">script</text:span>&gt;</text:p>
      <text:p text:style-name="P5">&lt;<text:span text:style-name="T9">script</text:span> <text:span text:style-name="T10">src</text:span><text:span text:style-name="T9">=</text:span><text:span text:style-name="T11">"</text:span><text:span text:style-name="T12">owl-js/owl.carousel.min.js</text:span><text:span text:style-name="T11">"</text:span>&gt;&lt;/<text:span text:style-name="T9">script</text:span>&gt;</text:p>
      <text:p text:style-name="P5">&lt;<text:span text:style-name="T9">script</text:span> <text:span text:style-name="T10">src</text:span><text:span text:style-name="T9">=</text:span><text:span text:style-name="T11">"</text:span><text:span text:style-name="T12">owl-js/setup.js</text:span><text:span text:style-name="T11">"</text:span>&gt; &lt;/<text:span text:style-name="T9">script</text:span>&gt;</text:p>
      <text:p text:style-name="P8"/>
      <text:p text:style-name="P5"><text:soft-page-break/>&lt;/<text:span text:style-name="T9">body</text:span>&gt;</text:p>
      <text:p text:style-name="P5">&lt;/<text:span text:style-name="T9">html</text:span>&gt;</text:p>
      <text:p text:style-name="P10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5:57:39.503953775</meta:creation-date>
    <meta:editing-duration>PT1M20S</meta:editing-duration>
    <meta:editing-cycles>2</meta:editing-cycles>
    <meta:generator>LibreOffice/6.4.7.2$Linux_X86_64 LibreOffice_project/40$Build-2</meta:generator>
    <dc:date>2021-06-26T15:58:55.784192530</dc:date>
    <meta:document-statistic meta:table-count="0" meta:image-count="0" meta:object-count="0" meta:page-count="3" meta:paragraph-count="84" meta:word-count="238" meta:character-count="2622" meta:non-whitespace-character-count="2463"/>
  </office:meta>
</office:document-meta>
</file>